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variant="normal" fo:text-transform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Копия свидетельства о постановке юридического лица </text:p>
      <text:p text:style-name="P3">на учет в налоговом органе</text:p>
      <text:p text:style-name="P2"/>
      <text:p text:style-name="P4">Копия свидетельства о постановке юридического лица на учет в налоговом органе (в ред. Закона МО от 07.07.2006 № 100/2006-ОЗ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4S</meta:editing-duration>
    <meta:editing-cycles>3</meta:editing-cycles>
    <meta:generator>OpenOffice.org/3.4$Win32 OpenOffice.org_project/340m1$Build-9590</meta:generator>
    <dc:date>2013-03-11T16:53:26.59</dc:date>
    <meta:document-statistic meta:table-count="0" meta:image-count="0" meta:object-count="0" meta:page-count="1" meta:paragraph-count="3" meta:word-count="30" meta:character-count="201"/>
    <meta:user-defined meta:name="Info 1"/>
    <meta:user-defined meta:name="Info 2"/>
    <meta:user-defined meta:name="Info 3"/>
    <meta:user-defined meta:name="Info 4"/>
  </office:meta>
</office:document-meta>
</file>